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text-properties fo:color="#000000" loext:opacity="100%" style:font-name="Arial1" officeooo:rsid="0014d70e" officeooo:paragraph-rsid="0014d70e"/>
    </style:style>
    <style:style style:name="P2" style:family="paragraph" style:parent-style-name="Standard">
      <style:text-properties fo:color="#000000" loext:opacity="100%" style:font-name="Arial1" fo:font-weight="bold" officeooo:rsid="0014d70e" officeooo:paragraph-rsid="0014d70e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paragraph-rsid="0014d70e" loext:padding="0cm" loext:border="none"/>
    </style:style>
    <style:style style:name="P4" style:family="paragraph" style:parent-style-name="Standard" style:list-style-name="L1">
      <style:text-properties fo:font-variant="normal" fo:text-transform="none" fo:color="#000000" loext:opacity="100%" style:font-name="Arial1" fo:font-size="12pt" fo:letter-spacing="normal" fo:font-style="normal" fo:font-weight="normal" officeooo:paragraph-rsid="0014d70e" loext:padding="0cm" loext:border="none"/>
    </style:style>
    <style:style style:name="P5" style:family="paragraph" style:parent-style-name="Standard" style:list-style-name="L1">
      <style:text-properties fo:color="#000000" loext:opacity="100%" style:font-name="Arial1" officeooo:rsid="0014d70e" officeooo:paragraph-rsid="0014d7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gor Morales Pereira</text:p>
      <text:p text:style-name="P1"/>
      <text:p text:style-name="P1"/>
      <text:p text:style-name="P1">Soft Skills</text:p>
      <text:list xml:id="list3492209981" text:style-name="L1">
        <text:list-item>
          <text:p text:style-name="P4">Resolução de problemas</text:p>
        </text:list-item>
        <text:list-item>
          <text:p text:style-name="P5">Pensamento crítico</text:p>
        </text:list-item>
        <text:list-item>
          <text:p text:style-name="P5">Adaptabilidade</text:p>
        </text:list-item>
        <text:list-item>
          <text:p text:style-name="P5">Atenção aos detalhes</text:p>
        </text:list-item>
        <text:list-item>
          <text:p text:style-name="P5">Trabalho em equip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8:28:33.852000000</meta:creation-date>
    <dc:date>2023-10-05T11:45:06.630000000</dc:date>
    <meta:editing-duration>PT2M54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7" meta:word-count="22" meta:character-count="128" meta:non-whitespace-character-count="118"/>
  </office:meta>
</office:document-meta>
</file>